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417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26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1</text:p>
      <text:list xml:id="list3442103470" text:style-name="L1">
        <text:list-item>
          <text:p text:style-name="P2"><text:a xlink:type="simple" xlink:href="https://www.hackerrank.com/challenges/hackerrank-in-a-string/problem" text:style-name="Internet_20_link" text:visited-style-name="Visited_20_Internet_20_Link"><text:span text:style-name="T1">https://www.hackerrank.com/challenges/hackerrank-in-a-string/problem</text:span></text:a></text:p>
        </text:list-item>
        <text:list-item>
          <text:p text:style-name="P2"><text:a xlink:type="simple" xlink:href="https://www.hackerrank.com/challenges/birthday-cake-candles/problem" text:style-name="Internet_20_link" text:visited-style-name="Visited_20_Internet_20_Link"><text:span text:style-name="T1">https://www.hackerrank.com/challenges/birthday-cake-candles/problem</text:span></text:a></text:p>
        </text:list-item>
        <text:list-item>
          <text:p text:style-name="P2"><text:a xlink:type="simple" xlink:href="https://www.hackerrank.com/challenges/find-digits/problem" text:style-name="Internet_20_link" text:visited-style-name="Visited_20_Internet_20_Link"><text:span text:style-name="T1">https://www.hackerrank.com/challenges/find-digits/problem</text:span></text:a></text:p>
        </text:list-item>
        <text:list-item>
          <text:p text:style-name="P2"><text:a xlink:type="simple" xlink:href="https://www.hackerrank.com/challenges/circular-array-rotation/problem" text:style-name="Internet_20_link" text:visited-style-name="Visited_20_Internet_20_Link"><text:span text:style-name="T1">https://www.hackerrank.com/challenges/circular-array-rotation/problem</text:span></text:a></text:p>
        </text:list-item>
        <text:list-item>
          <text:p text:style-name="P2"><text:a xlink:type="simple" xlink:href="https://www.hackerrank.com/challenges/electronics-shop/problem" text:style-name="Internet_20_link" text:visited-style-name="Visited_20_Internet_20_Link"><text:span text:style-name="T1">https://www.hackerrank.com/challenges/electronics-shop/problem</text:span></text:a></text:p>
        </text:list-item>
        <text:list-item>
          <text:p text:style-name="P2"><text:a xlink:type="simple" xlink:href="https://www.hackerrank.com/challenges/mark-and-toys/problem" text:style-name="Internet_20_link" text:visited-style-name="Visited_20_Internet_20_Link"><text:span text:style-name="T1">https://www.hackerrank.com/challenges/mark-and-toys/problem</text:span></text:a></text:p>
        </text:list-item>
      </text:list>
      <text:p text:style-name="Text_20_body"/>
      <text:p text:style-name="P9"><text:span text:style-name="T3">Before starting the second set</text:span><text:span text:style-name="T4"><text:line-break/><text:line-break/>Make sure the first set solutions are on GitHub on a branch called </text:span><text:span text:style-name="T5">set1</text:span><text:span text:style-name="T4">.</text:span><text:span text:style-name="T7"> </text:span><text:span text:style-name="T4">Delete all the files in the main branch, then fire a pull request from set1 to main and set me as reviewer (github.com/Dainerx). <text:line-break/><text:line-break/>During set2 you’ll be pushing all the new solutions on another branch </text:span><text:span text:style-name="T5">set2</text:span><text:span text:style-name="T4">.<text:line-break/><text:line-break/>Useful links: </text:span></text:p>
      <text:list xml:id="list4200808369" text:style-name="L2">
        <text:list-item>
          <text:p text:style-name="P3"><text:a xlink:type="simple" xlink:href="https://git-scm.com/book/en/v2/Git-Branching-Branches-in-a-Nutshell#:~:text=A%20branch%20in%20Git%20is,to%20one%20of%20these%20commits.&amp;text=As%20you%20start%20making%20commits,is%20not%20a%20special%20branch." text:style-name="Internet_20_link" text:visited-style-name="Visited_20_Internet_20_Link"><text:span text:style-name="T1">Git branches in a nutshell</text:span></text:a><text:span text:style-name="T6">.</text:span></text:p>
        </text:list-item>
        <text:list-item>
          <text:p text:style-name="P3"><text:a xlink:type="simple" xlink:href="https://docs.github.com/en/free-pro-team@latest/github/collaborating-with-issues-and-pull-requests/about-pull-requests" text:style-name="Internet_20_link" text:visited-style-name="Visited_20_Internet_20_Link"><text:span text:style-name="T1">Pull requests</text:span></text:a></text:p>
        </text:list-item>
      </text:list>
      <text:p text:style-name="P10">Set 2:</text:p>
      <text:p text:style-name="Text_20_body"/>
      <text:p text:style-name="P11">This set’s problems are divided into different categories (sub-domains). Problems that are written in bold might be challenging. </text:p>
      <text:p text:style-name="Text_20_body"/>
      <text:p text:style-name="P11">Implementation:</text:p>
      <text:list xml:id="list861817997" text:style-name="L3">
        <text:list-item>
          <text:p text:style-name="P4"><text:a xlink:type="simple" xlink:href="https://www.hackerrank.com/challenges/counting-valleys/problem" text:style-name="Internet_20_link" text:visited-style-name="Visited_20_Internet_20_Link"><text:span text:style-name="T1">https://www.hackerrank.com/challenges/counting-valleys/problem</text:span></text:a></text:p>
        </text:list-item>
        <text:list-item>
          <text:p text:style-name="P4"><text:a xlink:type="simple" xlink:href="https://www.hackerrank.com/challenges/picking-numbers/problem" text:style-name="Internet_20_link" text:visited-style-name="Visited_20_Internet_20_Link"><text:span text:style-name="T1">https://www.hackerrank.com/challenges/picking-numbers/problem</text:span></text:a></text:p>
        </text:list-item>
        <text:list-item>
          <text:p text:style-name="P4"><text:a xlink:type="simple" xlink:href="https://www.hackerrank.com/challenges/angry-professor" text:style-name="Internet_20_link" text:visited-style-name="Visited_20_Internet_20_Link"><text:span text:style-name="T1">https://www.hackerrank.com/challenges/angry-professor</text:span></text:a></text:p>
        </text:list-item>
        <text:list-item>
          <text:p text:style-name="P16">https://www.hackerrank.com/challenges/climbing-the-leaderboard/problem</text:p>
        </text:list-item>
      </text:list>
      <text:p text:style-name="P11">Sorting:</text:p>
      <text:list xml:id="list3811997201" text:style-name="L4">
        <text:list-item>
          <text:p text:style-name="P5"><text:a xlink:type="simple" xlink:href="https://www.hackerrank.com/challenges/runningtime/problem" text:style-name="Internet_20_link" text:visited-style-name="Visited_20_Internet_20_Link"><text:span text:style-name="T1">https://www.hackerrank.com/challenges/runningtime/problem</text:span></text:a></text:p>
        </text:list-item>
        <text:list-item>
          <text:p text:style-name="P12">https://www.hackerrank.com/challenges/find-the-median/problem</text:p>
        </text:list-item>
      </text:list>
      <text:p text:style-name="P11">Greedy:</text:p>
      <text:list xml:id="list1482615861" text:style-name="L5">
        <text:list-item>
          <text:p text:style-name="P6"><text:a xlink:type="simple" xlink:href="https://www.hackerrank.com/challenges/marcs-cakewalk/problem" text:style-name="Internet_20_link" text:visited-style-name="Visited_20_Internet_20_Link"><text:span text:style-name="T1">https://www.hackerrank.com/challenges/marcs-cakewalk/problem</text:span></text:a></text:p>
        </text:list-item>
        <text:list-item>
          <text:p text:style-name="P6"><text:a xlink:type="simple" xlink:href="https://www.hackerrank.com/challenges/grid-challenge/problem" text:style-name="Internet_20_link" text:visited-style-name="Visited_20_Internet_20_Link"><text:span text:style-name="T1">https://www.hackerrank.com/challenges/grid-challenge/problem</text:span></text:a></text:p>
        </text:list-item>
        <text:list-item>
          <text:p text:style-name="P13">https://www.hackerrank.com/challenges/beautiful-pairs/problem</text:p>
        </text:list-item>
        <text:list-item>
          <text:p text:style-name="P6"><text:soft-page-break/><text:a xlink:type="simple" xlink:href="https://www.hackerrank.com/challenges/candies/problem" text:style-name="Internet_20_link" text:visited-style-name="Visited_20_Internet_20_Link"><text:span text:style-name="T2">https://www.hackerrank.com/challenges/candies/problem</text:span></text:a></text:p>
        </text:list-item>
      </text:list>
      <text:p text:style-name="P11">Bits manipulation: </text:p>
      <text:list xml:id="list2665464112" text:style-name="L6">
        <text:list-item>
          <text:p text:style-name="P14">https://www.hackerrank.com/challenges/maximizing-xor/problem</text:p>
        </text:list-item>
        <text:list-item>
          <text:p text:style-name="P7"><text:a xlink:type="simple" xlink:href="https://www.hackerrank.com/challenges/sum-vs-xor/problem" text:style-name="Internet_20_link" text:visited-style-name="Visited_20_Internet_20_Link"><text:span text:style-name="T1">https://www.hackerrank.com/challenges/sum-vs-xor/problem</text:span></text:a></text:p>
        </text:list-item>
        <text:list-item>
          <text:p text:style-name="P17">https://www.hackerrank.com/challenges/flipping-bits/problem</text:p>
        </text:list-item>
      </text:list>
      <text:p text:style-name="P9"><text:span text:style-name="T4"><text:line-break/>Data structures:</text:span></text:p>
      <text:list xml:id="list2695007022" text:style-name="L7">
        <text:list-item>
          <text:p text:style-name="P8"><text:a xlink:type="simple" xlink:href="https://www.hackerrank.com/challenges/dynamic-array/problem" text:style-name="Internet_20_link" text:visited-style-name="Visited_20_Internet_20_Link"><text:span text:style-name="T1">https://www.hackerrank.com/challenges/dynamic-array/problem</text:span></text:a></text:p>
        </text:list-item>
        <text:list-item>
          <text:p text:style-name="P15">https://www.hackerrank.com/challenges/queue-using-two-stacks/problem</text:p>
        </text:list-item>
        <text:list-item>
          <text:p text:style-name="P8"><text:a xlink:type="simple" xlink:href="https://www.hackerrank.com/challenges/equal-stacks/problem" text:style-name="Internet_20_link" text:visited-style-name="Visited_20_Internet_20_Link"><text:span text:style-name="T2">https://www.hackerrank.com/challenges/equal-stacks/problem</text:span></text:a></text:p>
        </text:list-item>
        <text:list-item>
          <text:p text:style-name="P8"><text:a xlink:type="simple" xlink:href="https://www.hackerrank.com/challenges/simple-text-editor/problem" text:style-name="Internet_20_link" text:visited-style-name="Visited_20_Internet_20_Link"><text:span text:style-name="T2">https://www.hackerrank.com/challenges/simple-text-editor/problem</text:span></text:a></text:p>
        </text:list-item>
        <text:list-item>
          <text:p text:style-name="P8"><text:a xlink:type="simple" xlink:href="https://www.hackerrank.com/challenges/tree-postorder-traversal/problem" text:style-name="Internet_20_link" text:visited-style-name="Visited_20_Internet_20_Link"><text:span text:style-name="T2">https://www.hackerrank.com/challenges/tree-postorder-traversal/problem</text:span></text:a></text:p>
        </text:list-item>
        <text:list-item>
          <text:p text:style-name="P18">https://www.hackerrank.com/challenges/tree-inorder-traversal/problem</text:p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20:16:32.122591733</dc:date>
    <meta:editing-duration>PT2M</meta:editing-duration>
    <meta:editing-cycles>1</meta:editing-cycles>
    <meta:document-statistic meta:table-count="0" meta:image-count="0" meta:object-count="0" meta:page-count="2" meta:paragraph-count="36" meta:word-count="145" meta:character-count="2142" meta:non-whitespace-character-count="2052"/>
    <meta:generator>LibreOffice/6.0.7.3$Linux_X86_64 LibreOffice_project/00m0$Build-3</meta:generator>
  </office:meta>
</office:document-meta>
</file>